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Div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Div">
      <style:paragraph-properties fo:text-align="left" fo:margin-bottom="0.494cm"/>
    </style:style>
    <style:style style:name="T2_1" style:family="text" style:parent-style-name="Default_20_Paragraph_20_Font"/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>
      <style:text-properties fo:font-weight="bold"/>
    </style:style>
    <style:style style:name="T3_2" style:family="text" style:parent-style-name="Default_20_Paragraph_20_Font"/>
    <style:style style:name="T3_3" style:family="text" style:parent-style-name="Default_20_Paragraph_20_Font"/>
    <style:style style:name="T3_4" style:family="text" style:parent-style-name="Default_20_Paragraph_20_Font">
      <style:text-properties fo:font-weight="bold"/>
    </style:style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>
      <style:text-properties fo:font-weight="bold"/>
    </style:style>
    <style:style style:name="T3_8" style:family="text" style:parent-style-name="Default_20_Paragraph_20_Font"/>
    <style:style style:name="T3_9" style:family="text" style:parent-style-name="Default_20_Paragraph_20_Font"/>
    <style:style style:name="T3_10" style:family="text" style:parent-style-name="Default_20_Paragraph_20_Font">
      <style:text-properties fo:font-weight="bold"/>
    </style:style>
    <style:style style:name="T3_11" style:family="text" style:parent-style-name="Default_20_Paragraph_20_Font"/>
    <style:style style:name="T3_12" style:family="text" style:parent-style-name="Default_20_Paragraph_20_Font">
      <style:text-properties fo:font-weight="bold"/>
    </style:style>
    <style:style style:name="T3_13" style:family="text" style:parent-style-name="Default_20_Paragraph_20_Font"/>
    <style:style style:name="T3_14" style:family="text" style:parent-style-name="Default_20_Paragraph_20_Font">
      <style:text-properties fo:font-weight="bold"/>
    </style:style>
    <style:style style:name="T3_15" style:family="text" style:parent-style-name="Default_20_Paragraph_20_Font"/>
    <style:style style:name="T3_16" style:family="text" style:parent-style-name="Default_20_Paragraph_20_Font"/>
    <style:style style:name="T3_17" style:family="text" style:parent-style-name="Default_20_Paragraph_20_Font">
      <style:text-properties fo:font-weight="bold"/>
    </style:style>
    <style:style style:name="T3_18" style:family="text" style:parent-style-name="Default_20_Paragraph_20_Font"/>
    <style:style style:name="T3_19" style:family="text" style:parent-style-name="Default_20_Paragraph_20_Font">
      <style:text-properties fo:font-weight="bold"/>
    </style:style>
    <style:style style:name="T3_20" style:family="text" style:parent-style-name="Default_20_Paragraph_20_Font"/>
    <style:style style:name="T3_21" style:family="text" style:parent-style-name="Default_20_Paragraph_20_Font">
      <style:text-properties fo:font-weight="bold"/>
    </style:style>
    <style:style style:name="T3_22" style:family="text" style:parent-style-name="Default_20_Paragraph_20_Font"/>
    <style:style style:name="T3_23" style:family="text" style:parent-style-name="Default_20_Paragraph_20_Font"/>
    <style:style style:name="P4" style:family="paragraph" style:parent-style-name="Div">
      <style:paragraph-properties fo:text-align="left" fo:margin-bottom="0.494cm"/>
    </style:style>
    <style:style style:name="T4_1" style:family="text" style:parent-style-name="Default_20_Paragraph_20_Font"/>
    <style:style style:name="T4_2" style:family="text" style:parent-style-name="Default_20_Paragraph_20_Font"/>
    <style:style style:name="P5" style:family="paragraph" style:parent-style-name="Ul">
      <style:paragraph-properties fo:text-align="left" fo:margin-bottom="0.494cm"/>
    </style:style>
    <style:style style:name="T5_1" style:family="text" style:parent-style-name="Default_20_Paragraph_20_Font">
      <style:text-properties fo:font-weight="bold"/>
    </style:style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>
      <style:text-properties fo:font-weight="bold"/>
    </style:style>
    <style:style style:name="T5_5" style:family="text" style:parent-style-name="Default_20_Paragraph_20_Font"/>
    <style:style style:name="T5_6" style:family="text" style:parent-style-name="Default_20_Paragraph_20_Font"/>
    <style:style style:name="T5_7" style:family="text" style:parent-style-name="Default_20_Paragraph_20_Font">
      <style:text-properties fo:font-weight="bold"/>
    </style:style>
    <style:style style:name="T5_8" style:family="text" style:parent-style-name="Default_20_Paragraph_20_Font"/>
    <style:style style:name="T5_9" style:family="text" style:parent-style-name="Default_20_Paragraph_20_Font">
      <style:text-properties fo:color="#000000"/>
    </style:style>
    <style:style style:name="T5_10" style:family="text" style:parent-style-name="Default_20_Paragraph_20_Font"/>
    <style:style style:name="T5_11" style:family="text" style:parent-style-name="Default_20_Paragraph_20_Font"/>
    <style:style style:name="T5_12" style:family="text" style:parent-style-name="Default_20_Paragraph_20_Font">
      <style:text-properties fo:font-weight="bold"/>
    </style:style>
    <style:style style:name="T5_13" style:family="text" style:parent-style-name="Default_20_Paragraph_20_Font"/>
    <style:style style:name="T5_14" style:family="text" style:parent-style-name="Default_20_Paragraph_20_Font"/>
    <style:style style:name="T5_15" style:family="text" style:parent-style-name="Default_20_Paragraph_20_Font"/>
    <style:style style:name="T5_16" style:family="text" style:parent-style-name="Default_20_Paragraph_20_Font"/>
    <style:style style:name="P6" style:family="paragraph" style:parent-style-name="Li">
      <style:paragraph-properties fo:text-align="left" fo:margin-bottom="0cm"/>
    </style:style>
    <style:style style:name="T6_1" style:family="text" style:parent-style-name="Default_20_Paragraph_20_Font"/>
    <style:style style:name="T6_2" style:family="text" style:parent-style-name="Default_20_Paragraph_20_Font"/>
    <style:style style:name="P7" style:family="paragraph" style:parent-style-name="Li">
      <style:paragraph-properties fo:text-align="left" fo:margin-bottom="0cm"/>
    </style:style>
    <style:style style:name="T7_1" style:family="text" style:parent-style-name="Default_20_Paragraph_20_Font"/>
    <style:style style:name="T7_2" style:family="text" style:parent-style-name="Default_20_Paragraph_20_Font"/>
    <style:style style:name="P8" style:family="paragraph" style:parent-style-name="Li">
      <style:paragraph-properties fo:text-align="left" fo:margin-bottom="0.494cm"/>
    </style:style>
    <style:style style:name="T8_1" style:family="text" style:parent-style-name="Default_20_Paragraph_20_Font"/>
    <style:style style:name="T8_2" style:family="text" style:parent-style-name="Default_20_Paragraph_20_Font"/>
    <style:style style:name="P9" style:family="paragraph" style:parent-style-name="Ul">
      <style:paragraph-properties fo:text-align="left" fo:margin-bottom="0.494cm"/>
    </style:style>
    <style:style style:name="T9_1" style:family="text" style:parent-style-name="Default_20_Paragraph_20_Font">
      <style:text-properties fo:font-weight="bold"/>
    </style:style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T9_5" style:family="text" style:parent-style-name="Default_20_Paragraph_20_Font"/>
    <style:style style:name="P10" style:family="paragraph" style:parent-style-name="Li">
      <style:paragraph-properties fo:text-align="left" fo:margin-bottom="0cm"/>
    </style:style>
    <style:style style:name="T10_1" style:family="text" style:parent-style-name="Default_20_Paragraph_20_Font"/>
    <style:style style:name="P11" style:family="paragraph" style:parent-style-name="Li">
      <style:paragraph-properties fo:text-align="left" fo:margin-bottom="0cm"/>
    </style:style>
    <style:style style:name="T11_1" style:family="text" style:parent-style-name="Default_20_Paragraph_20_Font"/>
    <style:style style:name="P12" style:family="paragraph" style:parent-style-name="Li">
      <style:paragraph-properties fo:text-align="left" fo:margin-bottom="0cm"/>
    </style:style>
    <style:style style:name="T12_1" style:family="text" style:parent-style-name="Default_20_Paragraph_20_Font"/>
    <style:style style:name="P13" style:family="paragraph" style:parent-style-name="Li">
      <style:paragraph-properties fo:text-align="left" fo:margin-bottom="0cm"/>
    </style:style>
    <style:style style:name="T13_1" style:family="text" style:parent-style-name="Default_20_Paragraph_20_Font"/>
    <style:style style:name="P14" style:family="paragraph" style:parent-style-name="Li">
      <style:paragraph-properties fo:text-align="left" fo:margin-bottom="0cm"/>
    </style:style>
    <style:style style:name="T14_1" style:family="text" style:parent-style-name="Default_20_Paragraph_20_Font"/>
    <style:style style:name="P15" style:family="paragraph" style:parent-style-name="Li">
      <style:paragraph-properties fo:text-align="left" fo:margin-bottom="0cm"/>
    </style:style>
    <style:style style:name="T15_1" style:family="text" style:parent-style-name="Default_20_Paragraph_20_Font"/>
    <style:style style:name="P16" style:family="paragraph" style:parent-style-name="Li">
      <style:paragraph-properties fo:text-align="left" fo:margin-bottom="0.494cm"/>
    </style:style>
    <style:style style:name="T16_1" style:family="text" style:parent-style-name="Default_20_Paragraph_20_Font"/>
    <style:style style:name="P17" style:family="paragraph" style:parent-style-name="Hr_pb">
      <style:paragraph-properties fo:text-align="left" fo:margin-bottom="0cm"/>
    </style:style>
    <style:style style:name="T17_1" style:family="text" style:parent-style-name="Hr_pb"/>
    <style:style style:name="FR1" style:family="graphic" style:parent-style-name="Hr_pb">
      <style:graphic-properties draw:stroke="none" draw:fill-color="#808080" fo:background-color="#808080" style:flow-with-text="false"/>
    </style:style>
    <style:style style:name="P18" style:family="paragraph" style:parent-style-name="Div">
      <style:paragraph-properties fo:text-align="left" fo:margin-bottom="0.494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P19" style:family="paragraph" style:parent-style-name="Div">
      <style:paragraph-properties fo:text-align="left" fo:margin-bottom="0.494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Table1" style:family="table">
      <style:table-properties table:align="left" style:width="15.21cm" fo:margin-left="-0.092cm"/>
    </style:style>
    <style:style style:name="Column1" style:family="table-column">
      <style:table-column-properties style:column-width="4.87cm"/>
    </style:style>
    <style:style style:name="Column2" style:family="table-column">
      <style:table-column-properties style:column-width="2.921cm"/>
    </style:style>
    <style:style style:name="Column3" style:family="table-column">
      <style:table-column-properties style:column-width="3.895cm"/>
    </style:style>
    <style:style style:name="Column4" style:family="table-column">
      <style:table-column-properties style:column-width="3.49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0" style:family="paragraph" style:parent-style-name="Standard">
      <style:paragraph-properties fo:text-align="left" fo:margin-bottom="0cm"/>
    </style:style>
    <style:style style:name="T20_1" style:family="text" style:parent-style-name="Default_20_Paragraph_20_Font">
      <style:text-properties fo:font-weight="bold"/>
    </style:style>
    <style:style style:name="T20_2" style:family="text" style:parent-style-name="Default_20_Paragraph_20_Font">
      <style:text-properties fo:font-weight="bold"/>
    </style:style>
    <style:style style:name="Cell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>
      <style:text-properties fo:font-weight="bold"/>
    </style:style>
    <style:style style:name="T21_2" style:family="text" style:parent-style-name="Default_20_Paragraph_20_Font">
      <style:text-properties fo:font-weight="bold"/>
    </style:style>
    <style:style style:name="Cell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>
      <style:text-properties fo:font-weight="bold"/>
    </style:style>
    <style:style style:name="T22_2" style:family="text" style:parent-style-name="Default_20_Paragraph_20_Font">
      <style:text-properties fo:font-weight="bold"/>
    </style:style>
    <style:style style:name="Cell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>
      <style:text-properties fo:font-weight="bold"/>
    </style:style>
    <style:style style:name="T23_2" style:family="text" style:parent-style-name="Default_20_Paragraph_20_Font">
      <style:text-properties fo:font-weight="bold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Cell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T25_2" style:family="text" style:parent-style-name="Default_20_Paragraph_20_Font"/>
    <style:style style:name="Cell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Cell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7" style:family="paragraph" style:parent-style-name="Standard">
      <style:paragraph-properties fo:text-align="left" fo:margin-bottom="0cm"/>
    </style:style>
    <style:style style:name="Row3" style:family="table-row">
      <style:table-row-properties style:min-row-height="0cm"/>
    </style:style>
    <style:style style:name="Cell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Cell1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Cell1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/>
    <style:style style:name="T30_2" style:family="text" style:parent-style-name="Default_20_Paragraph_20_Font"/>
    <style:style style:name="Cell1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1" style:family="paragraph" style:parent-style-name="Standard">
      <style:paragraph-properties fo:text-align="left" fo:margin-bottom="0cm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2" style:family="paragraph" style:parent-style-name="Standard">
      <style:paragraph-properties fo:text-align="left" fo:margin-bottom="0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Cell1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Cell1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4" style:family="paragraph" style:parent-style-name="Standard">
      <style:paragraph-properties fo:text-align="left" fo:margin-bottom="0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Cell1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5" style:family="paragraph" style:parent-style-name="Standard">
      <style:paragraph-properties fo:text-align="left" fo:margin-bottom="0cm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6" style:family="paragraph" style:parent-style-name="Standard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Cell1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/>
    <style:style style:name="T37_2" style:family="text" style:parent-style-name="Default_20_Paragraph_20_Font"/>
    <style:style style:name="Cell1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Cell2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39" style:family="paragraph" style:parent-style-name="Standard">
      <style:paragraph-properties fo:text-align="left" fo:margin-bottom="0cm"/>
    </style:style>
    <style:style style:name="Row6" style:family="table-row">
      <style:table-row-properties style:min-row-height="0cm"/>
    </style:style>
    <style:style style:name="Cell21" style:family="table-cell">
      <style:table-cell-properties style:vertical-align="top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Cell22" style:family="table-cell">
      <style:table-cell-properties style:vertical-align="top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/>
    <style:style style:name="T41_2" style:family="text" style:parent-style-name="Default_20_Paragraph_20_Font"/>
    <style:style style:name="Cell2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Cell2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Row7" style:family="table-row">
      <style:table-row-properties style:min-row-height="0cm"/>
    </style:style>
    <style:style style:name="Cell25" style:family="table-cell">
      <style:table-cell-properties style:vertical-align="top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/>
    <style:style style:name="T44_2" style:family="text" style:parent-style-name="Default_20_Paragraph_20_Font"/>
    <style:style style:name="Cell26" style:family="table-cell">
      <style:table-cell-properties style:vertical-align="top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5" style:family="paragraph" style:parent-style-name="Standard">
      <style:paragraph-properties fo:text-align="left" fo:margin-bottom="0cm"/>
    </style:style>
    <style:style style:name="T45_1" style:family="text" style:parent-style-name="Default_20_Paragraph_20_Font"/>
    <style:style style:name="T45_2" style:family="text" style:parent-style-name="Default_20_Paragraph_20_Font"/>
    <style:style style:name="Cell2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T46_2" style:family="text" style:parent-style-name="Default_20_Paragraph_20_Font"/>
    <style:style style:name="Cell2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T47_2" style:family="text" style:parent-style-name="Default_20_Paragraph_20_Font"/>
    <style:style style:name="P48" style:family="paragraph" style:parent-style-name="Div">
      <style:paragraph-properties fo:text-align="left" fo:margin-bottom="0.494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Table2" style:family="table">
      <style:table-properties table:align="left" style:width="15.21cm" fo:margin-left="-0.092cm"/>
    </style:style>
    <style:style style:name="Column5" style:family="table-column">
      <style:table-column-properties style:column-width="5.383cm"/>
    </style:style>
    <style:style style:name="Column6" style:family="table-column">
      <style:table-column-properties style:column-width="2.947cm"/>
    </style:style>
    <style:style style:name="Column7" style:family="table-column">
      <style:table-column-properties style:column-width="3.535cm"/>
    </style:style>
    <style:style style:name="Column8" style:family="table-column">
      <style:table-column-properties style:column-width="3.318cm"/>
    </style:style>
    <style:style style:name="Row8" style:family="table-row">
      <style:table-row-properties style:min-row-height="0cm"/>
    </style:style>
    <style:style style:name="Cell2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49" style:family="paragraph" style:parent-style-name="Standard">
      <style:paragraph-properties fo:text-align="left" fo:margin-bottom="0cm"/>
    </style:style>
    <style:style style:name="T49_1" style:family="text" style:parent-style-name="Default_20_Paragraph_20_Font">
      <style:text-properties fo:font-weight="bold"/>
    </style:style>
    <style:style style:name="T49_2" style:family="text" style:parent-style-name="Default_20_Paragraph_20_Font">
      <style:text-properties fo:font-weight="bold"/>
    </style:style>
    <style:style style:name="Cell3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>
      <style:text-properties fo:font-weight="bold"/>
    </style:style>
    <style:style style:name="T50_2" style:family="text" style:parent-style-name="Default_20_Paragraph_20_Font">
      <style:text-properties fo:font-weight="bold"/>
    </style:style>
    <style:style style:name="Cell3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1" style:family="paragraph" style:parent-style-name="Standard">
      <style:paragraph-properties fo:text-align="left" fo:margin-bottom="0cm"/>
    </style:style>
    <style:style style:name="T51_1" style:family="text" style:parent-style-name="Default_20_Paragraph_20_Font">
      <style:text-properties fo:font-weight="bold"/>
    </style:style>
    <style:style style:name="T51_2" style:family="text" style:parent-style-name="Default_20_Paragraph_20_Font">
      <style:text-properties fo:font-weight="bold"/>
    </style:style>
    <style:style style:name="Cell3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2" style:family="paragraph" style:parent-style-name="Standard">
      <style:paragraph-properties fo:text-align="left" fo:margin-bottom="0cm"/>
    </style:style>
    <style:style style:name="T52_1" style:family="text" style:parent-style-name="Default_20_Paragraph_20_Font">
      <style:text-properties fo:font-weight="bold"/>
    </style:style>
    <style:style style:name="T52_2" style:family="text" style:parent-style-name="Default_20_Paragraph_20_Font">
      <style:text-properties fo:font-weight="bold"/>
    </style:style>
    <style:style style:name="Row9" style:family="table-row">
      <style:table-row-properties style:min-row-height="0cm"/>
    </style:style>
    <style:style style:name="Cell33" style:family="table-cell">
      <style:table-cell-properties style:vertical-align="top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3" style:family="paragraph" style:parent-style-name="Ul">
      <style:paragraph-properties fo:text-align="left" fo:margin-bottom="0.494cm"/>
    </style:style>
    <style:style style:name="T53_1" style:family="text" style:parent-style-name="Default_20_Paragraph_20_Font"/>
    <style:style style:name="T53_2" style:family="text" style:parent-style-name="Default_20_Paragraph_20_Font"/>
    <style:style style:name="P54" style:family="paragraph" style:parent-style-name="Li">
      <style:paragraph-properties fo:text-align="left" fo:margin-bottom="0cm"/>
    </style:style>
    <style:style style:name="T54_1" style:family="text" style:parent-style-name="Default_20_Paragraph_20_Font"/>
    <style:style style:name="P55" style:family="paragraph" style:parent-style-name="Li">
      <style:paragraph-properties fo:text-align="left" fo:margin-bottom="0cm"/>
    </style:style>
    <style:style style:name="T55_1" style:family="text" style:parent-style-name="Default_20_Paragraph_20_Font"/>
    <style:style style:name="T55_2" style:family="text" style:parent-style-name="Default_20_Paragraph_20_Font"/>
    <style:style style:name="Cell34" style:family="table-cell">
      <style:table-cell-properties style:vertical-align="top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6" style:family="paragraph" style:parent-style-name="Standard">
      <style:paragraph-properties fo:text-align="left" fo:margin-bottom="0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Cell3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7" style:family="paragraph" style:parent-style-name="Standard">
      <style:paragraph-properties fo:text-align="left" fo:margin-bottom="0cm"/>
    </style:style>
    <style:style style:name="T57_1" style:family="text" style:parent-style-name="Default_20_Paragraph_20_Font"/>
    <style:style style:name="T57_2" style:family="text" style:parent-style-name="Default_20_Paragraph_20_Font"/>
    <style:style style:name="Cell3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8" style:family="paragraph" style:parent-style-name="Standard">
      <style:paragraph-properties fo:text-align="left" fo:margin-bottom="0cm"/>
    </style:style>
    <style:style style:name="Row10" style:family="table-row">
      <style:table-row-properties style:min-row-height="0cm"/>
    </style:style>
    <style:style style:name="Cell3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59" style:family="paragraph" style:parent-style-name="Standard">
      <style:paragraph-properties fo:text-align="left" fo:margin-bottom="0cm"/>
    </style:style>
    <style:style style:name="T59_1" style:family="text" style:parent-style-name="Default_20_Paragraph_20_Font"/>
    <style:style style:name="T59_2" style:family="text" style:parent-style-name="Default_20_Paragraph_20_Font"/>
    <style:style style:name="Cell3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0" style:family="paragraph" style:parent-style-name="Standard">
      <style:paragraph-properties fo:text-align="left" fo:margin-bottom="0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Cell3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1" style:family="paragraph" style:parent-style-name="Standard">
      <style:paragraph-properties fo:text-align="left" fo:margin-bottom="0cm"/>
    </style:style>
    <style:style style:name="T61_1" style:family="text" style:parent-style-name="Default_20_Paragraph_20_Font"/>
    <style:style style:name="T61_2" style:family="text" style:parent-style-name="Default_20_Paragraph_20_Font"/>
    <style:style style:name="Cell4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2" style:family="paragraph" style:parent-style-name="Standard">
      <style:paragraph-properties fo:text-align="left" fo:margin-bottom="0cm"/>
    </style:style>
    <style:style style:name="Row11" style:family="table-row">
      <style:table-row-properties style:min-row-height="0cm"/>
    </style:style>
    <style:style style:name="Cell4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/>
    <style:style style:name="T63_2" style:family="text" style:parent-style-name="Default_20_Paragraph_20_Font"/>
    <style:style style:name="Cell4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Cell4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5" style:family="paragraph" style:parent-style-name="Standard">
      <style:paragraph-properties fo:text-align="left" fo:margin-bottom="0cm"/>
    </style:style>
    <style:style style:name="T65_1" style:family="text" style:parent-style-name="Default_20_Paragraph_20_Font"/>
    <style:style style:name="T65_2" style:family="text" style:parent-style-name="Default_20_Paragraph_20_Font"/>
    <style:style style:name="Cell4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6" style:family="paragraph" style:parent-style-name="Standard">
      <style:paragraph-properties fo:text-align="left" fo:margin-bottom="0cm"/>
    </style:style>
    <style:style style:name="Row12" style:family="table-row">
      <style:table-row-properties style:min-row-height="0cm"/>
    </style:style>
    <style:style style:name="Cell4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7" style:family="paragraph" style:parent-style-name="Standard">
      <style:paragraph-properties fo:text-align="left" fo:margin-bottom="0cm"/>
    </style:style>
    <style:style style:name="T67_1" style:family="text" style:parent-style-name="Default_20_Paragraph_20_Font"/>
    <style:style style:name="T67_2" style:family="text" style:parent-style-name="Default_20_Paragraph_20_Font"/>
    <style:style style:name="Cell4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8" style:family="paragraph" style:parent-style-name="Standard">
      <style:paragraph-properties fo:text-align="left" fo:margin-bottom="0cm"/>
    </style:style>
    <style:style style:name="T68_1" style:family="text" style:parent-style-name="Default_20_Paragraph_20_Font"/>
    <style:style style:name="T68_2" style:family="text" style:parent-style-name="Default_20_Paragraph_20_Font"/>
    <style:style style:name="Cell47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Cell48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0" style:family="paragraph" style:parent-style-name="Standard">
      <style:paragraph-properties fo:text-align="left" fo:margin-bottom="0cm"/>
    </style:style>
    <style:style style:name="Row13" style:family="table-row">
      <style:table-row-properties style:min-row-height="0cm"/>
    </style:style>
    <style:style style:name="Cell49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1" style:family="paragraph" style:parent-style-name="Standard">
      <style:paragraph-properties fo:text-align="left" fo:margin-bottom="0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Cell50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2" style:family="paragraph" style:parent-style-name="Standard">
      <style:paragraph-properties fo:text-align="left" fo:margin-bottom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Cell51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3" style:family="paragraph" style:parent-style-name="Standard">
      <style:paragraph-properties fo:text-align="left" fo:margin-bottom="0cm"/>
    </style:style>
    <style:style style:name="T73_1" style:family="text" style:parent-style-name="Default_20_Paragraph_20_Font"/>
    <style:style style:name="T73_2" style:family="text" style:parent-style-name="Default_20_Paragraph_20_Font"/>
    <style:style style:name="Cell52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4" style:family="paragraph" style:parent-style-name="Standard">
      <style:paragraph-properties fo:text-align="left" fo:margin-bottom="0cm"/>
    </style:style>
    <style:style style:name="Row14" style:family="table-row">
      <style:table-row-properties style:min-row-height="0cm"/>
    </style:style>
    <style:style style:name="Cell53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5" style:family="paragraph" style:parent-style-name="Standard">
      <style:paragraph-properties fo:text-align="left" fo:margin-bottom="0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Cell54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6" style:family="paragraph" style:parent-style-name="Standard">
      <style:paragraph-properties fo:text-align="left" fo:margin-bottom="0cm"/>
    </style:style>
    <style:style style:name="T76_1" style:family="text" style:parent-style-name="Default_20_Paragraph_20_Font"/>
    <style:style style:name="T76_2" style:family="text" style:parent-style-name="Default_20_Paragraph_20_Font"/>
    <style:style style:name="Cell55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7" style:family="paragraph" style:parent-style-name="Standard">
      <style:paragraph-properties fo:text-align="left" fo:margin-bottom="0cm"/>
    </style:style>
    <style:style style:name="T77_1" style:family="text" style:parent-style-name="Default_20_Paragraph_20_Font"/>
    <style:style style:name="T77_2" style:family="text" style:parent-style-name="Default_20_Paragraph_20_Font"/>
    <style:style style:name="Cell56" style:family="table-cell">
      <style:table-cell-properties style:vertical-align="middle" fo:padding-top="0.079cm" fo:border-top="0.026cm solid" style:border-line-width-top="0.002cm 0.088cm 0.002cm" fo:padding-bottom="0.079cm" fo:border-bottom="0.026cm solid" style:border-line-width-bottom="0.002cm 0.088cm 0.002cm" fo:padding-left="0.079cm" fo:border-left="0.026cm solid" style:border-line-width-left="0.002cm 0.088cm 0.002cm" fo:padding-right="0.079cm" fo:border-right="0.026cm solid" style:border-line-width-right="0.002cm 0.088cm 0.002cm"/>
    </style:style>
    <style:style style:name="P78" style:family="paragraph" style:parent-style-name="Standard">
      <style:paragraph-properties fo:text-align="left" fo:margin-bottom="0cm"/>
    </style:style>
    <style:style style:name="P79" style:family="paragraph" style:parent-style-name="Standard">
      <style:paragraph-properties fo:text-align="left" fo:margin-bottom="0.494cm"/>
    </style:style>
    <style:style style:name="T79_1" style:family="text" style:parent-style-name="Default_20_Paragraph_20_Font"/>
    <style:style style:name="T79_2" style:family="text" style:parent-style-name="Default_20_Paragraph_20_Font">
      <style:text-properties fo:font-weight="bold"/>
    </style:style>
    <style:style style:name="T79_3" style:family="text" style:parent-style-name="Default_20_Paragraph_20_Font"/>
    <style:style style:name="T79_4" style:family="text" style:parent-style-name="Default_20_Paragraph_20_Font"/>
    <style:style style:name="Table3" style:family="table">
      <style:table-properties table:align="left" style:width="15.24cm" fo:margin-left="-0.079cm"/>
    </style:style>
    <style:style style:name="Column9" style:family="table-column">
      <style:table-column-properties style:column-width="7.62cm"/>
    </style:style>
    <style:style style:name="Column10" style:family="table-column">
      <style:table-column-properties style:column-width="7.62cm"/>
    </style:style>
    <style:style style:name="Row15" style:family="table-row">
      <style:table-row-properties style:min-row-height="0cm"/>
    </style:style>
    <style:style style:name="Cell57" style:family="table-cell">
      <style:table-cell-properties style:vertical-align="middle" fo:padding-top="0.079cm" fo:padding-bottom="0.079cm" fo:padding-left="0.079cm" fo:padding-right="0.079cm"/>
    </style:style>
    <style:style style:name="P80" style:family="paragraph" style:parent-style-name="Standard">
      <style:paragraph-properties fo:text-align="left" fo:margin-bottom="0cm"/>
    </style:style>
    <style:style style:name="T80_1" style:family="text" style:parent-style-name="Default_20_Paragraph_20_Font"/>
    <style:style style:name="T80_2" style:family="text" style:parent-style-name="Default_20_Paragraph_20_Font"/>
    <style:style style:name="Cell58" style:family="table-cell">
      <style:table-cell-properties style:vertical-align="middle" fo:padding-top="0.079cm" fo:padding-bottom="0.079cm" fo:padding-left="0.079cm" fo:padding-right="0.079cm"/>
    </style:style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Row16" style:family="table-row">
      <style:table-row-properties style:min-row-height="0cm"/>
    </style:style>
    <style:style style:name="Cell59" style:family="table-cell">
      <style:table-cell-properties style:vertical-align="middle" fo:padding-top="0.079cm" fo:padding-bottom="0.079cm" fo:padding-left="0.079cm" fo:padding-right="0.079cm"/>
    </style:style>
    <style:style style:name="P82" style:family="paragraph" style:parent-style-name="Standard">
      <style:paragraph-properties fo:text-align="center" fo:margin-bottom="0cm"/>
    </style:style>
    <style:style style:name="T82_1" style:family="text" style:parent-style-name="Default_20_Paragraph_20_Font">
      <style:text-properties fo:font-weight="bold"/>
    </style:style>
    <style:style style:name="T82_2" style:family="text" style:parent-style-name="Default_20_Paragraph_20_Font">
      <style:text-properties fo:font-weight="bold"/>
    </style:style>
    <style:style style:name="Cell60" style:family="table-cell">
      <style:table-cell-properties style:vertical-align="middle" fo:padding-top="0.079cm" fo:padding-bottom="0.079cm" fo:padding-left="0.079cm" fo:padding-right="0.079cm"/>
    </style:style>
    <style:style style:name="P83" style:family="paragraph" style:parent-style-name="Standard">
      <style:paragraph-properties fo:text-align="center" fo:margin-bottom="0cm"/>
    </style:style>
    <style:style style:name="T83_1" style:family="text" style:parent-style-name="Default_20_Paragraph_20_Font">
      <style:text-properties fo:font-weight="bold"/>
    </style:style>
    <style:style style:name="T83_2" style:family="text" style:parent-style-name="Default_20_Paragraph_20_Font">
      <style:text-properties fo:font-weight="bold"/>
    </style:style>
    <style:style style:name="P84" style:family="paragraph" style:parent-style-name="Standard">
      <style:paragraph-properties fo:text-align="left"/>
    </style:style>
    <style:style style:name="T84_1" style:family="text" style:parent-style-name="Default_20_Paragraph_20_Font"/>
  </office:automatic-styles>
  <office:body>
    <office:text>
      <text:p text:style-name="P1"><text:span text:style-name="T1_1">PROPOSTA<text:s/>DO<text:s/>PLANO<text:s/>DE<text:s/>TRABALHO<text:s/>(TCC1)<text:s/></text:span></text:p>
      <text:p text:style-name="P2"><text:span text:style-name="T2_1">IDENTIFICAÇÃO</text:span><text:span text:style-name="T2_2"><text:line-break/></text:span></text:p>
      <text:p text:style-name="P3"><text:span text:style-name="T3_1">Aluno:</text:span><text:span text:style-name="T3_2"><text:s/>Henrique<text:s/>Manoel<text:s/>Trespach<text:s/>Boaventura</text:span><text:span text:style-name="T3_3"><text:line-break/></text:span><text:span text:style-name="T3_4">Curso:</text:span><text:span text:style-name="T3_5"><text:s/>Análise<text:s/>e<text:s/>Desenvolvimento<text:s/>de<text:s/>Sistemas<text:s/>(ADS)</text:span><text:span text:style-name="T3_6"><text:line-break/></text:span><text:span text:style-name="T3_7">Endereço:</text:span><text:span text:style-name="T3_8"><text:s/>Rua<text:s/>Botafogo<text:s/>Nº<text:s/>631<text:s/>Apt.<text:s/>202</text:span><text:span text:style-name="T3_9"><text:line-break/></text:span><text:span text:style-name="T3_10">Bairro:</text:span><text:span text:style-name="T3_11"><text:s/>Menino<text:s/>Deus<text:s/>  <text:s/>    <text:s/>  <text:s/> </text:span><text:span text:style-name="T3_12">Cidade:</text:span><text:span text:style-name="T3_13"><text:s/>Porto<text:s/>Alegre<text:s/>  <text:s/>    <text:s/></text:span><text:span text:style-name="T3_14">  <text:s/> UF:<text:s/></text:span><text:span text:style-name="T3_15">RS</text:span><text:span text:style-name="T3_16"><text:line-break/></text:span><text:span text:style-name="T3_17">CEP:<text:s/></text:span><text:span text:style-name="T3_18">90150-051<text:s/>   <text:s/>  <text:s/> </text:span><text:span text:style-name="T3_19">Fone:</text:span><text:span text:style-name="T3_20"><text:s/>51<text:s/>96799981<text:s/>   <text:s/></text:span><text:span text:style-name="T3_21">  <text:s/> E-mail:</text:span><text:span text:style-name="T3_22"><text:s/>hboaventura@gmail.com</text:span><text:span text:style-name="T3_23"><text:line-break/></text:span></text:p>
      <text:p text:style-name="P4"><text:span text:style-name="T4_1">PROPOSTA<text:s/>DE<text:s/>DESENVOLVIMENTO</text:span><text:span text:style-name="T4_2"><text:line-break/></text:span></text:p>
      <text:p text:style-name="P5"><text:span text:style-name="T5_1">Orientador:</text:span><text:span text:style-name="T5_2"><text:s/>Franz<text:s/>Jhosef<text:s/>Figueroa<text:s/>Ferreira</text:span><text:span text:style-name="T5_3"><text:line-break/></text:span><text:span text:style-name="T5_4">Título<text:s/>do<text:s/>Trabalho:<text:s/></text:span><text:span text:style-name="T5_5">TCCtrl</text:span><text:span text:style-name="T5_6"><text:line-break/></text:span><text:span text:style-name="T5_7">Descrição<text:s/>do<text:s/>Problema:</text:span><text:span text:style-name="T5_8"><text:s/>Um<text:s/>dos<text:s/>grandes<text:s/>problemas<text:s/>no<text:s/>processo<text:s/>de<text:s/>desenvoltimento<text:s/>do<text:s/>TCC<text:s/>é<text:s/>a<text:s/>falta<text:s/>de<text:s/>centralização<text:s/>de<text:s/>informações.<text:s/>Geralmente<text:s/>o<text:s/>processo<text:s/>inteiro<text:s/>é<text:s/>feito<text:s/>na<text:s/>base<text:s/>de<text:s/>troca<text:s/>de<text:s/>e-mails<text:s/>entre<text:s/>orientador/aluno<text:s/>e<text:s/>com<text:s/></text:span><text:span text:style-name="T5_9">limitadas</text:span><text:span text:style-name="T5_10"><text:s/>reuniões<text:s/>presenciais.<text:s/>Hoje<text:s/>em<text:s/>dia<text:s/>o<text:s/>processo<text:s/>de<text:s/>desenvolvimento<text:s/>de<text:s/>um<text:s/>TCC<text:s/>é<text:s/>repleto<text:s/>de<text:s/>variáveis<text:s/>(documentação,<text:s/>versionamento,<text:s/>revisões,<text:s/>avaliações,<text:s/>agendamento,<text:s/>etc)<text:s/>tornando-o<text:s/>muito<text:s/>difícil<text:s/>e<text:s/>complexo,<text:s/>acarretando<text:s/>problemas<text:s/>no<text:s/>cumprimento<text:s/>das<text:s/>reuniões<text:s/>e<text:s/>das<text:s/>entregas<text:s/>de<text:s/>documentação.</text:span><text:span text:style-name="T5_11"><text:line-break/></text:span><text:span text:style-name="T5_12">Descrição<text:s/>da<text:s/>Solução:</text:span><text:span text:style-name="T5_13"><text:s/>Desenvolver<text:s/>um<text:s/>sistema<text:s/>que<text:s/>controle<text:s/>todo<text:s/>o<text:s/>fluxo<text:s/>de<text:s/>trabalho,<text:s/>fornecendo<text:s/>informações<text:s/>necessárias<text:s/>para<text:s/>cada<text:s/>etapa<text:s/>do<text:s/>processo<text:s/>e<text:s/>para<text:s/>cada<text:s/>usuário<text:s/>(Docentes,<text:s/>Discentes<text:s/>e<text:s/>Coordenadores).</text:span><text:span text:style-name="T5_14"><text:line-break/></text:span><text:span text:style-name="T5_15">Para<text:s/>desenvolver<text:s/>o<text:s/>sistema,<text:s/>será<text:s/>feito<text:s/>o<text:s/>uso<text:s/>das<text:s/>seguintes<text:s/>ferramentas:</text:span><text:span text:style-name="T5_16"><text:s/></text:span></text:p>
      <text:list text:style-name="LS1" xml:id="list0">
        <text:list-item>
          <text:p text:style-name="P6"><text:span text:style-name="T6_1">Linguagem<text:s/>de<text:s/>Programação<text:s/>PHP,<text:s/>uttilizando<text:s/>o<text:s/>Symfony<text:s/>Framework</text:span><text:span text:style-name="T6_2"><text:s/></text:span></text:p>
        </text:list-item>
        <text:list-item>
          <text:p text:style-name="P7"><text:span text:style-name="T7_1">Biblioteca<text:s/>jQuery,<text:s/>para<text:s/>requisições<text:s/>AJAX<text:s/>e<text:s/>para<text:s/>manipulação<text:s/>DOM</text:span><text:span text:style-name="T7_2"><text:s/></text:span></text:p>
        </text:list-item>
        <text:list-item>
          <text:p text:style-name="P8"><text:span text:style-name="T8_1">Blueprint<text:s/>CSS,<text:s/>para<text:s/>estruturação<text:s/>e<text:s/>estilização.</text:span><text:span text:style-name="T8_2"><text:s/></text:span></text:p>
        </text:list-item>
      </text:list>
      <text:p text:style-name="P9"><text:span text:style-name="T9_1">Objetivos: <text:s/></text:span><text:span text:style-name="T9_2">O<text:s/>objetivo<text:s/>principal<text:s/>do<text:s/>projeto<text:s/>é<text:s/>desenvolver<text:s/>um<text:s/>sistema<text:s/>online<text:s/>(web<text:s/>based)<text:s/>e<text:s/>de<text:s/>código<text:s/>aberto<text:s/>(open<text:s/>source)<text:s/>para<text:s/>o<text:s/>gerenciamento<text:s/>e<text:s/>controle<text:s/>de<text:s/>TCC.</text:span><text:span text:style-name="T9_3"><text:line-break/></text:span><text:span text:style-name="T9_4">Os<text:s/>objetivos<text:s/>funcionais<text:s/>do<text:s/>sistema<text:s/>são:</text:span><text:span text:style-name="T9_5"><text:s/></text:span></text:p>
      <text:list text:style-name="LS2" xml:id="list3">
        <text:list-item>
          <text:p text:style-name="P10"><text:span text:style-name="T10_1">Controle<text:s/>de<text:s/>Escolha<text:s/>de<text:s/>Orientador<text:s/>e<text:s/>Aceite<text:s/>do<text:s/>TCC;<text:s/></text:span></text:p>
        </text:list-item>
        <text:list-item>
          <text:p text:style-name="P11"><text:span text:style-name="T11_1">Controle<text:s/>de<text:s/>Propostas<text:s/>e<text:s/>Aprovação<text:s/>de<text:s/>TCC.<text:s/></text:span></text:p>
        </text:list-item>
        <text:list-item>
          <text:p text:style-name="P12"><text:span text:style-name="T12_1">Controle<text:s/>de<text:s/>Andamento<text:s/>e<text:s/>Orientação<text:s/>do<text:s/>TCC;<text:s/></text:span></text:p>
        </text:list-item>
        <text:list-item>
          <text:p text:style-name="P13"><text:span text:style-name="T13_1">Implementar<text:s/>sistema<text:s/>de<text:s/>versionamento<text:s/>de<text:s/>documentação.<text:s/></text:span></text:p>
        </text:list-item>
        <text:list-item>
          <text:p text:style-name="P14"><text:span text:style-name="T14_1">Implementar<text:s/>um<text:s/>módulo<text:s/>de<text:s/>avaliação<text:s/>por<text:s/>parte<text:s/>da<text:s/>Banca<text:s/>do<text:s/>TCC.<text:s/></text:span></text:p>
        </text:list-item>
        <text:list-item>
          <text:p text:style-name="P15"><text:span text:style-name="T15_1">Implementar<text:s/>sistema<text:s/>de<text:s/>versionamento<text:s/>para<text:s/>arquivos<text:s/>binários;<text:s/></text:span></text:p>
        </text:list-item>
        <text:list-item>
          <text:p text:style-name="P16"><text:span text:style-name="T16_1">Gerar<text:s/>Relatórios<text:s/>Pertinentes<text:s/>ao<text:s/>Sistema;<text:s/></text:span></text:p>
        </text:list-item>
      </text:list>
      <text:p text:style-name="P17"><text:span text:style-name="T17_1"><draw:rect svg:x="0cm" svg:y="0cm" svg:width="15.24cm" svg:height="0.053cm" draw:style-name="FR1" text:anchor-type="as-char" draw:z-index="0"/></text:span></text:p>
      <text:p text:style-name="P18"><text:span text:style-name="T18_1">CRONOGRAMA<text:s/>DE<text:s/>TRABALHO<text:s/>-<text:s/>ESQUEMA<text:s/>DE<text:s/>PROJETO</text:span><text:span text:style-name="T18_2"><text:s/></text:span></text:p>
      <text:p text:style-name="P19"><text:span text:style-name="T19_1">TCC<text:s/>1</text:span><text:span text:style-name="T19_2"><text:s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Descrição<text:s/>da<text:s/>Atividade</text:span><text:span text:style-name="T20_2"><text:s/></text:span></text:p>
          </table:table-cell>
          <table:table-cell table:style-name="Cell2">
            <text:p text:style-name="P21"><text:span text:style-name="T21_1">Produto</text:span><text:span text:style-name="T21_2"><text:s/></text:span></text:p>
          </table:table-cell>
          <table:table-cell table:style-name="Cell3">
            <text:p text:style-name="P22"><text:span text:style-name="T22_1">Data</text:span><text:span text:style-name="T22_2"><text:s/></text:span></text:p>
          </table:table-cell>
          <table:table-cell table:style-name="Cell4">
            <text:p text:style-name="P23"><text:span text:style-name="T23_1">Detalhamento<text:s/>descritivo</text:span><text:span text:style-name="T23_2"><text:s/></text:span></text:p>
          </table:table-cell>
        </table:table-row>
        <table:table-row table:style-name="Row2">
          <table:table-cell table:style-name="Cell5">
            <text:p text:style-name="P24"><text:span text:style-name="T24_1">Levantamento<text:s/>de<text:s/>Requisitos</text:span><text:span text:style-name="T24_2"><text:s/></text:span></text:p>
          </table:table-cell>
          <table:table-cell table:style-name="Cell6">
            <text:p text:style-name="P25"><text:span text:style-name="T25_1">Documento</text:span><text:span text:style-name="T25_2"><text:s/></text:span></text:p>
          </table:table-cell>
          <table:table-cell table:style-name="Cell7">
            <text:p text:style-name="P26"><text:span text:style-name="T26_1">Abril</text:span><text:span text:style-name="T26_2"><text:s/></text:span></text:p>
          </table:table-cell>
          <table:table-cell table:style-name="Cell8">
            <text:p text:style-name="P27"/>
          </table:table-cell>
        </table:table-row>
        <table:table-row table:style-name="Row3">
          <table:table-cell table:style-name="Cell9">
            <text:p text:style-name="P28"><text:span text:style-name="T28_1">Modelagem<text:s/>do<text:s/>Banco<text:s/>(MER)</text:span><text:span text:style-name="T28_2"><text:s/></text:span></text:p>
          </table:table-cell>
          <table:table-cell table:style-name="Cell10">
            <text:p text:style-name="P29"><text:span text:style-name="T29_1">Modelo<text:s/>MER</text:span><text:span text:style-name="T29_2"><text:s/></text:span></text:p>
          </table:table-cell>
          <table:table-cell table:style-name="Cell11">
            <text:p text:style-name="P30"><text:span text:style-name="T30_1">Abril</text:span><text:span text:style-name="T30_2"><text:s/></text:span></text:p>
          </table:table-cell>
          <table:table-cell table:style-name="Cell12">
            <text:p text:style-name="P31"/>
          </table:table-cell>
        </table:table-row>
        <table:table-row table:style-name="Row4">
          <table:table-cell table:style-name="Cell13">
            <text:p text:style-name="P32"><text:span text:style-name="T32_1">Diagrama<text:s/>de<text:s/>Casos<text:s/>de<text:s/>Uso</text:span><text:span text:style-name="T32_2"><text:s/></text:span></text:p>
          </table:table-cell>
          <table:table-cell table:style-name="Cell14">
            <text:p text:style-name="P33"><text:span text:style-name="T33_1">Diagrama</text:span><text:span text:style-name="T33_2"><text:s/></text:span></text:p>
          </table:table-cell>
          <table:table-cell table:style-name="Cell15">
            <text:p text:style-name="P34"><text:span text:style-name="T34_1">Abril</text:span><text:span text:style-name="T34_2"><text:s/></text:span></text:p>
          </table:table-cell>
          <table:table-cell table:style-name="Cell16">
            <text:p text:style-name="P35"/>
          </table:table-cell>
        </table:table-row>
        <table:table-row table:style-name="Row5">
          <table:table-cell table:style-name="Cell17">
            <text:p text:style-name="P36"><text:span text:style-name="T36_1">Diagrama<text:s/>de<text:s/>Classes</text:span><text:span text:style-name="T36_2"><text:s/></text:span></text:p>
          </table:table-cell>
          <table:table-cell table:style-name="Cell18">
            <text:p text:style-name="P37"><text:span text:style-name="T37_1">Diagrama</text:span><text:span text:style-name="T37_2"><text:s/></text:span></text:p>
          </table:table-cell>
          <table:table-cell table:style-name="Cell19">
            <text:p text:style-name="P38"><text:span text:style-name="T38_1">Maio</text:span><text:span text:style-name="T38_2"><text:s/></text:span></text:p>
          </table:table-cell>
          <table:table-cell table:style-name="Cell20">
            <text:p text:style-name="P39"/>
          </table:table-cell>
        </table:table-row>
        <table:table-row table:style-name="Row6">
          <table:table-cell table:style-name="Cell21">
            <text:p text:style-name="P40"><text:span text:style-name="T40_1">Cadastro<text:s/>de<text:s/>Usuários</text:span><text:span text:style-name="T40_2"><text:s/></text:span></text:p>
          </table:table-cell>
          <table:table-cell table:style-name="Cell22">
            <text:p text:style-name="P41"><text:span text:style-name="T41_1">Código</text:span><text:span text:style-name="T41_2"><text:s/></text:span></text:p>
          </table:table-cell>
          <table:table-cell table:style-name="Cell23">
            <text:p text:style-name="P42"><text:span text:style-name="T42_1">Maio<text:s/>e<text:s/>Junho</text:span><text:span text:style-name="T42_2"><text:s/></text:span></text:p>
          </table:table-cell>
          <table:table-cell table:style-name="Cell24">
            <text:p text:style-name="P43"><text:span text:style-name="T43_1">Tela<text:s/>de<text:s/>cadastro<text:s/>de<text:s/>usuários<text:s/>que<text:s/>participaram<text:s/>do<text:s/>sistema</text:span><text:span text:style-name="T43_2"><text:s/></text:span></text:p>
          </table:table-cell>
        </table:table-row>
        <table:table-row table:style-name="Row7">
          <table:table-cell table:style-name="Cell25">
            <text:p text:style-name="P44"><text:span text:style-name="T44_1">Controle<text:s/>de<text:s/>Acesso<text:s/>de<text:s/>Usuário</text:span><text:span text:style-name="T44_2"><text:s/></text:span></text:p>
          </table:table-cell>
          <table:table-cell table:style-name="Cell26">
            <text:p text:style-name="P45"><text:span text:style-name="T45_1">Código</text:span><text:span text:style-name="T45_2"><text:s/></text:span></text:p>
          </table:table-cell>
          <table:table-cell table:style-name="Cell27">
            <text:p text:style-name="P46"><text:span text:style-name="T46_1">Maio<text:s/>e<text:s/>Junho</text:span><text:span text:style-name="T46_2"><text:s/></text:span></text:p>
          </table:table-cell>
          <table:table-cell table:style-name="Cell28">
            <text:p text:style-name="P47"><text:span text:style-name="T47_1">Filtrar<text:s/>o<text:s/>que<text:s/>cada<text:s/>usuário<text:s/>do<text:s/>sistema<text:s/>terá<text:s/>acesso<text:s/>e<text:s/>poderá<text:s/>visualizar</text:span><text:span text:style-name="T47_2"><text:s/></text:span></text:p>
          </table:table-cell>
        </table:table-row>
      </table:table>
      <text:p text:style-name="P48"><text:span text:style-name="T48_1">TCC<text:s/>2</text:span><text:span text:style-name="T48_2"><text:s/></text:span></text:p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8">
          <table:table-cell table:style-name="Cell29">
            <text:p text:style-name="P49"><text:span text:style-name="T49_1">Descrição<text:s/>da<text:s/>Atividade</text:span><text:span text:style-name="T49_2"><text:s/></text:span></text:p>
          </table:table-cell>
          <table:table-cell table:style-name="Cell30">
            <text:p text:style-name="P50"><text:span text:style-name="T50_1">Produto</text:span><text:span text:style-name="T50_2"><text:s/></text:span></text:p>
          </table:table-cell>
          <table:table-cell table:style-name="Cell31">
            <text:p text:style-name="P51"><text:span text:style-name="T51_1">Data</text:span><text:span text:style-name="T51_2"><text:s/></text:span></text:p>
          </table:table-cell>
          <table:table-cell table:style-name="Cell32">
            <text:p text:style-name="P52"><text:span text:style-name="T52_1">Detalhamento<text:s/>descritivo</text:span><text:span text:style-name="T52_2"><text:s/></text:span></text:p>
          </table:table-cell>
        </table:table-row>
        <table:table-row table:style-name="Row9">
          <table:table-cell table:style-name="Cell33">
            <text:p text:style-name="P53"><text:span text:style-name="T53_1">Desenvolvimento<text:s/>dos<text:s/>Módulos:</text:span><text:span text:style-name="T53_2"><text:s/></text:span></text:p>
            <text:list text:style-name="LS3" xml:id="list10">
              <text:list-item>
                <text:p text:style-name="P54"><text:span text:style-name="T54_1">Gerenciamento<text:s/>de<text:s/>TCC<text:s/></text:span></text:p>
              </text:list-item>
              <text:list-item>
                <text:p text:style-name="P55"><text:span text:style-name="T55_1">Orientação<text:s/>de<text:s/>TCC</text:span><text:span text:style-name="T55_2"><text:s/></text:span></text:p>
              </text:list-item>
            </text:list>
          </table:table-cell>
          <table:table-cell table:style-name="Cell34">
            <text:p text:style-name="P56"><text:span text:style-name="T56_1">Código</text:span><text:span text:style-name="T56_2"><text:s/></text:span></text:p>
          </table:table-cell>
          <table:table-cell table:style-name="Cell35">
            <text:p text:style-name="P57"><text:span text:style-name="T57_1">Julho<text:s/>a<text:s/>Outubro</text:span><text:span text:style-name="T57_2"><text:s/></text:span></text:p>
          </table:table-cell>
          <table:table-cell table:style-name="Cell36">
            <text:p text:style-name="P58"/>
          </table:table-cell>
        </table:table-row>
        <table:table-row table:style-name="Row10">
          <table:table-cell table:style-name="Cell37">
            <text:p text:style-name="P59"><text:span text:style-name="T59_1">Artigo</text:span><text:span text:style-name="T59_2"><text:s/></text:span></text:p>
          </table:table-cell>
          <table:table-cell table:style-name="Cell38">
            <text:p text:style-name="P60"><text:span text:style-name="T60_1">Documento</text:span><text:span text:style-name="T60_2"><text:s/></text:span></text:p>
          </table:table-cell>
          <table:table-cell table:style-name="Cell39">
            <text:p text:style-name="P61"><text:span text:style-name="T61_1">Outubro</text:span><text:span text:style-name="T61_2"><text:s/></text:span></text:p>
          </table:table-cell>
          <table:table-cell table:style-name="Cell40">
            <text:p text:style-name="P62"/>
          </table:table-cell>
        </table:table-row>
        <table:table-row table:style-name="Row11">
          <table:table-cell table:style-name="Cell41">
            <text:p text:style-name="P63"><text:span text:style-name="T63_1">Seminário<text:s/>de<text:s/>Andamento</text:span><text:span text:style-name="T63_2"><text:s/></text:span></text:p>
          </table:table-cell>
          <table:table-cell table:style-name="Cell42">
            <text:p text:style-name="P64"><text:span text:style-name="T64_1">Documento</text:span><text:span text:style-name="T64_2"><text:s/></text:span></text:p>
          </table:table-cell>
          <table:table-cell table:style-name="Cell43">
            <text:p text:style-name="P65"><text:span text:style-name="T65_1">Outubro</text:span><text:span text:style-name="T65_2"><text:s/></text:span></text:p>
          </table:table-cell>
          <table:table-cell table:style-name="Cell44">
            <text:p text:style-name="P66"/>
          </table:table-cell>
        </table:table-row>
        <table:table-row table:style-name="Row12">
          <table:table-cell table:style-name="Cell45">
            <text:p text:style-name="P67"><text:span text:style-name="T67_1">Testes<text:s/>e<text:s/>Validação<text:s/>do<text:s/>Sistema</text:span><text:span text:style-name="T67_2"><text:s/></text:span></text:p>
          </table:table-cell>
          <table:table-cell table:style-name="Cell46">
            <text:p text:style-name="P68"><text:span text:style-name="T68_1">Resultados</text:span><text:span text:style-name="T68_2"><text:s/></text:span></text:p>
          </table:table-cell>
          <table:table-cell table:style-name="Cell47">
            <text:p text:style-name="P69"><text:span text:style-name="T69_1">Outubro<text:s/>e<text:s/>Novembro</text:span><text:span text:style-name="T69_2"><text:s/></text:span></text:p>
          </table:table-cell>
          <table:table-cell table:style-name="Cell48">
            <text:p text:style-name="P70"/>
          </table:table-cell>
        </table:table-row>
        <table:table-row table:style-name="Row13">
          <table:table-cell table:style-name="Cell49">
            <text:p text:style-name="P71"><text:span text:style-name="T71_1">Versão<text:s/>final<text:s/>do<text:s/>Artigo</text:span><text:span text:style-name="T71_2"><text:s/></text:span></text:p>
          </table:table-cell>
          <table:table-cell table:style-name="Cell50">
            <text:p text:style-name="P72"><text:span text:style-name="T72_1">Documento</text:span><text:span text:style-name="T72_2"><text:s/></text:span></text:p>
          </table:table-cell>
          <table:table-cell table:style-name="Cell51">
            <text:p text:style-name="P73"><text:span text:style-name="T73_1">Novembro</text:span><text:span text:style-name="T73_2"><text:s/></text:span></text:p>
          </table:table-cell>
          <table:table-cell table:style-name="Cell52">
            <text:p text:style-name="P74"/>
          </table:table-cell>
        </table:table-row>
        <table:table-row table:style-name="Row14">
          <table:table-cell table:style-name="Cell53">
            <text:p text:style-name="P75"><text:span text:style-name="T75_1">Apresentação<text:s/>para<text:s/>a<text:s/>Banca</text:span><text:span text:style-name="T75_2"><text:s/></text:span></text:p>
          </table:table-cell>
          <table:table-cell table:style-name="Cell54">
            <text:p text:style-name="P76"><text:span text:style-name="T76_1">Sistema <text:s/>e<text:s/>Apresentação</text:span><text:span text:style-name="T76_2"><text:s/></text:span></text:p>
          </table:table-cell>
          <table:table-cell table:style-name="Cell55">
            <text:p text:style-name="P77"><text:span text:style-name="T77_1">Novembro</text:span><text:span text:style-name="T77_2"><text:s/></text:span></text:p>
          </table:table-cell>
          <table:table-cell table:style-name="Cell56">
            <text:p text:style-name="P78"/>
          </table:table-cell>
        </table:table-row>
      </table:table>
      <text:p text:style-name="P79"><text:span text:style-name="T79_1"><text:line-break/></text:span><text:span text:style-name="T79_2">DATA:</text:span><text:span text:style-name="T79_3"><text:line-break/></text:span><text:span text:style-name="T79_4"><text:line-break/></text:span></text:p>
      <table:table table:style-name="Table3">
        <table:table-column table:style-name="Column9"/>
        <table:table-column table:style-name="Column10"/>
        <table:table-row table:style-name="Row15">
          <table:table-cell table:style-name="Cell57">
            <text:p text:style-name="P80"><text:span text:style-name="T80_1">___________________________________</text:span><text:span text:style-name="T80_2"><text:s/></text:span></text:p>
          </table:table-cell>
          <table:table-cell table:style-name="Cell58">
            <text:p text:style-name="P81"><text:span text:style-name="T81_1">__________________________________</text:span><text:span text:style-name="T81_2"><text:s/></text:span></text:p>
          </table:table-cell>
        </table:table-row>
        <table:table-row table:style-name="Row16">
          <table:table-cell table:style-name="Cell59">
            <text:p text:style-name="P82"><text:span text:style-name="T82_1">Aluno</text:span><text:span text:style-name="T82_2"><text:s/></text:span></text:p>
          </table:table-cell>
          <table:table-cell table:style-name="Cell60">
            <text:p text:style-name="P83"><text:span text:style-name="T83_1">Professor</text:span><text:span text:style-name="T83_2"><text:s/></text:span></text:p>
          </table:table-cell>
        </table:table-row>
      </table:table>
      <text:p text:style-name="P84"><text:span text:style-name="T84_1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Hr_pb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PROPOSTA DO PLANO DE TRABALHO (TCC1)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